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1cm"/>
    </style:style>
    <style:style style:name="ro1" style:family="table-row">
      <style:table-row-properties style:row-height="0.41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idx</text:p>
          </table:table-cell>
          <table:table-cell office:value-type="string">
            <text:p>header 4</text:p>
          </table:table-cell>
          <table:table-cell office:value-type="string">
            <text:p>header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arch 1</text:p>
          </table:table-cell>
          <table:table-cell/>
          <table:table-cell office:value-type="string">
            <text:p>data1 1 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ata1 2 2</text:p>
          </table:table-cell>
          <table:table-cell office:value-type="string">
            <text:p>search 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earch 3</text:p>
          </table:table-cell>
          <table:table-cell office:value-type="string">
            <text:p>data1 3 4</text:p>
          </table:table-cell>
          <table:table-cell office:value-type="string">
            <text:p>data1 3 5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>
            <text:p># table 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dx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arch 1</text:p>
          </table:table-cell>
          <table:table-cell table:number-columns-repeated="3"/>
          <table:table-cell table:style-name="ce1" office:value-type="string">
            <text:p># table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arch 2</text:p>
          </table:table-cell>
          <table:table-cell office:value-type="string">
            <text:p>data2 2 2</text:p>
          </table:table-cell>
          <table:table-cell office:value-type="string">
            <text:p>data2 2 3</text:p>
          </table:table-cell>
          <table:table-cell/>
          <table:table-cell office:value-type="string">
            <text:p>header 1</text:p>
          </table:table-cell>
          <table:table-cell office:value-type="string">
            <text:p>idx</text:p>
          </table:table-cell>
          <table:table-cell office:value-type="string">
            <text:p>header 3</text:p>
          </table:table-cell>
          <table:table-cell office:value-type="string">
            <text:p>header 4</text:p>
          </table:table-cell>
          <table:table-cell/>
        </table:table-row>
        <table:table-row table:style-name="ro1">
          <table:table-cell/>
          <table:table-cell office:value-type="string">
            <text:p>search 3</text:p>
          </table:table-cell>
          <table:table-cell table:number-columns-repeated="4"/>
          <table:table-cell office:value-type="string">
            <text:p>search 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earch 2</text:p>
          </table:table-cell>
          <table:table-cell office:value-type="string">
            <text:p>data3 2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earch 3</text:p>
          </table:table-cell>
          <table:table-cell/>
          <table:table-cell office:value-type="string">
            <text:p>data3 3 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# table 4</text:p>
          </table:table-cell>
          <table:table-cell/>
          <table:table-cell table:style-name="ce1" office:value-type="string">
            <text:p># table 4b</text:p>
          </table:table-cell>
          <table:table-cell table:number-columns-repeated="3"/>
          <table:table-cell table:style-name="ce1" office:value-type="string">
            <text:p># table 4c</text:p>
          </table:table-cell>
          <table:table-cell table:number-columns-repeated="3"/>
        </table:table-row>
        <table:table-row table:style-name="ro1">
          <table:table-cell office:value-type="string">
            <text:p>idx</text:p>
          </table:table-cell>
          <table:table-cell/>
          <table:table-cell office:value-type="string">
            <text:p>idx</text:p>
          </table:table-cell>
          <table:table-cell office:value-type="string">
            <text:p>header 2</text:p>
          </table:table-cell>
          <table:table-cell/>
          <table:table-cell office:value-type="string">
            <text:p>idx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table:number-columns-repeated="2"/>
        </table:table-row>
        <table:table-row table:style-name="ro1">
          <table:table-cell office:value-type="string">
            <text:p>search1</text:p>
          </table:table-cell>
          <table:table-cell/>
          <table:table-cell office:value-type="string">
            <text:p>search1</text:p>
          </table:table-cell>
          <table:table-cell table:number-columns-repeated="2"/>
          <table:table-cell office:value-type="string">
            <text:p>search1</text:p>
          </table:table-cell>
          <table:table-cell table:number-columns-repeated="4"/>
        </table:table-row>
        <table:table-row table:style-name="ro1">
          <table:table-cell office:value-type="string">
            <text:p>search2</text:p>
          </table:table-cell>
          <table:table-cell/>
          <table:table-cell office:value-type="string">
            <text:p>search2</text:p>
          </table:table-cell>
          <table:table-cell office:value-type="string">
            <text:p>data4b 2 2</text:p>
          </table:table-cell>
          <table:table-cell/>
          <table:table-cell office:value-type="string">
            <text:p>search2</text:p>
          </table:table-cell>
          <table:table-cell office:value-type="string">
            <text:p>data4c 2 2</text:p>
          </table:table-cell>
          <table:table-cell office:value-type="string">
            <text:p>data4c 2 3</text:p>
          </table:table-cell>
          <table:table-cell table:number-columns-repeated="2"/>
        </table:table-row>
        <table:table-row table:style-name="ro1">
          <table:table-cell office:value-type="string">
            <text:p>search3</text:p>
          </table:table-cell>
          <table:table-cell/>
          <table:table-cell office:value-type="string">
            <text:p>search3</text:p>
          </table:table-cell>
          <table:table-cell table:number-columns-repeated="2"/>
          <table:table-cell office:value-type="string">
            <text:p>search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5</text:p>
          </table:table-cell>
          <table:table-cell table:number-columns-repeated="4"/>
          <table:table-cell table:style-name="ce1" office:value-type="string">
            <text:p># table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office:value-type="string">
            <text:p>header 4</text:p>
          </table:table-cell>
          <table:table-cell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</table:table-row>
        <table:table-row table:style-name="ro1">
          <table:table-cell table:number-columns-repeated="4"/>
          <table:table-cell office:value-type="string">
            <text:p>data5 1 3</text:p>
          </table:table-cell>
          <table:table-cell office:value-type="string">
            <text:p>data5 1 4</text:p>
          </table:table-cell>
          <table:table-cell/>
          <table:table-cell office:value-type="string">
            <text:p>data5 2 1</text:p>
          </table:table-cell>
          <table:table-cell/>
          <table:table-cell office:value-type="string">
            <text:p>data5 1 3</text:p>
          </table:table-cell>
        </table:table-row>
        <table:table-row table:style-name="ro1">
          <table:table-cell table:number-columns-repeated="2"/>
          <table:table-cell office:value-type="string">
            <text:p>data5 2 1</text:p>
          </table:table-cell>
          <table:table-cell table:number-columns-repeated="4"/>
          <table:table-cell office:value-type="string">
            <text:p>!! comment r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5 3 2</text:p>
          </table:table-cell>
          <table:table-cell office:value-type="string">
            <text:p>data5 3 3</text:p>
          </table:table-cell>
          <table:table-cell office:value-type="string">
            <text:p>data5 3 4</text:p>
          </table:table-cell>
          <table:table-cell/>
          <table:table-cell office:value-type="string">
            <text:p>data5 2 2</text:p>
          </table:table-cell>
          <table:table-cell office:value-type="string">
            <text:p>data5 3 2</text:p>
          </table:table-cell>
          <table:table-cell office:value-type="string">
            <text:p>data5 3 3</text:p>
          </table:table-cell>
        </table:table-row>
        <table:table-row table:style-name="ro1">
          <table:table-cell table:number-columns-repeated="4"/>
          <table:table-cell office:value-type="string">
            <text:p>data5 4 3</text:p>
          </table:table-cell>
          <table:table-cell office:value-type="string">
            <text:p>data5 4 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ata5 6 1</text:p>
          </table:table-cell>
          <table:table-cell office:value-type="string">
            <text:p>data5 6 2</text:p>
          </table:table-cell>
          <table:table-cell office:value-type="string">
            <text:p>data5 6 3</text:p>
          </table:table-cell>
          <table:table-cell office:value-type="string">
            <text:p>data5 6 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1" office:value-type="string">
            <text:p># table 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roups</text:p>
          </table:table-cell>
          <table:table-cell office:value-type="string">
            <text:p>tim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2</text:p>
          </table:table-cell>
          <table:table-cell office:value-type="string">
            <text:p>3,2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3</text:p>
          </table:table-cell>
          <table:table-cell office:value-type="string">
            <text:p>5,4,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2,atom3</text:p>
          </table:table-cell>
          <table:table-cell office:value-type="string">
            <text:p>2,3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2,atom3</text:p>
          </table:table-cell>
          <table:table-cell office:value-type="string">
            <text:p>1,1,1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Mono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29/01/2014</text:date>, <text:time>13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9:15:35</meta:creation-date>
    <dc:date>2014-01-29T13:19:58</dc:date>
    <meta:editing-duration>P6DT7H18M38S</meta:editing-duration>
    <meta:editing-cycles>43</meta:editing-cycles>
    <meta:generator>OpenOffice/4.0.1$Unix OpenOffice.org_project/401$Build-0</meta:generator>
    <meta:document-statistic meta:table-count="1" meta:cell-count="91" meta:object-count="0"/>
  </office:meta>
</office:document-meta>
</file>